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Horizontal">
      <style:table-properties table:display="true" style:writing-mode="lr-tb"/>
    </style:style>
    <style:style style:name="ta2" style:family="table" style:master-page-name="PageStyle_5f_Vertical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rizontal" table:style-name="ta1">
        <office:forms form:automatic-focus="false" form:apply-design-mode="false"/>
        <table:table-column table:style-name="co1" table:number-columns-repeated="14" table:default-cell-style-name="ce1"/>
        <table:table-column table:style-name="co1" table:number-columns-repeated="50" table:default-cell-style-name="Default"/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 table:number-columns-spanned="1" table:number-rows-spanned="3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covered-table-cell table:style-name="ce2"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covered-table-cell table:style-name="ce2"/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 table:number-columns-spanned="1" table:number-rows-spanned="3">
            <text:p>Y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covered-table-cell table:style-name="ce2"/>
          <table:table-cell office:value-type="string" calcext:value-type="string">
            <text:p>B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covered-table-cell table:style-name="ce2"/>
          <table:table-cell office:value-type="string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4"/>
        </table:table-row>
        <table:table-row table:style-name="ro1" table:number-rows-repeated="16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data_1d" table:base-cell-address="$Horizontal.$A$1" table:cell-range-address="$Horizontal.$C$5:.$J$5"/>
          <table:named-range table:name="data_2d" table:base-cell-address="$Horizontal.$A$1" table:cell-range-address="$Horizontal.$C$5:.$J$7"/>
          <table:named-range table:name="data_2db" table:base-cell-address="$Horizontal.$A$1" table:cell-range-address="$Horizontal.$C$8:.$J$10"/>
          <table:named-range table:name="time" table:base-cell-address="$Horizontal.$A$1" table:cell-range-address="$Horizontal.$C$4:.$J$4"/>
        </table:named-expressions>
      </table:table>
      <table:table table:name="Vertical" table:style-name="ta2">
        <office:forms form:automatic-focus="false" form:apply-design-mode="false"/>
        <table:table-column table:style-name="co1" table:number-columns-repeated="14" table:default-cell-style-name="ce1"/>
        <table:table-column table:style-name="co1" table:number-columns-repeated="50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X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Y</text:p>
          </table:table-cell>
          <table:covered-table-cell table:number-columns-repeated="2" table:style-name="ce2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56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6"/>
        </table:table-row>
        <table:table-row table:style-name="ro1" table:number-rows-repeated="15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data_1d" table:base-cell-address="$Horizontal.$A$1" table:cell-range-address="$Vertical.$C$5:.$C$12"/>
          <table:named-range table:name="data_2d" table:base-cell-address="$Horizontal.$A$1" table:cell-range-address="$Vertical.$C$5:.$E$12"/>
          <table:named-range table:name="data_2db" table:base-cell-address="$Horizontal.$A$1" table:cell-range-address="$Vertical.$F$5:.$H$12"/>
          <table:named-range table:name="time" table:base-cell-address="$Horizontal.$A$1" table:cell-range-address="$Vertical.$B$5:.$B$12"/>
        </table:named-expressions>
      </table:table>
      <table:named-expressions>
        <table:named-range table:name="constant" table:base-cell-address="$Horizontal.$A$1" table:cell-range-address="$Horizontal.$F$7"/>
        <table:named-range table:name="constant2" table:base-cell-address="$Horizontal.$A$1" table:cell-range-address="$Horizontal.$C$5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rizontal" style:display-name="PageStyle_Horizonta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Vertical" style:display-name="PageStyle_Vertical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0T15:38:21</meta:creation-date>
    <meta:initial-creator>Eneko Martin</meta:initial-creator>
    <dc:language>en-US</dc:language>
    <dc:creator>Eneko Martin</dc:creator>
    <dc:date>2020-11-11T14:49:45</dc:date>
    <meta:editing-cycles>9</meta:editing-cycles>
    <meta:editing-duration>PT2H43M</meta:editing-duration>
    <meta:generator>LibreOffice/6.4.7.2$Linux_X86_64 LibreOffice_project/40$Build-2</meta:generator>
    <meta:document-statistic meta:table-count="2" meta:cell-count="128" meta:object-count="0"/>
  </office:meta>
</office:document-meta>
</file>